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4.6cm" svg:x="1.7cm" svg:y="1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cm" svg:height="4.6cm" svg:x="14.1cm" svg:y="1.5cm">
          <text:p text:style-name="P1">Plaster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cm" svg:y1="4cm" svg:x2="14cm" svg:y2="4cm">
          <text:p/>
        </draw:line>
        <draw:frame draw:style-name="gr3" draw:text-style-name="P2" draw:layer="layout" svg:width="5.9cm" svg:height="2.621cm" svg:x="7.4cm" svg:y="1.4cm">
          <draw:text-box>
            <text:p text:style-name="P2"><text:span text:style-name="T1">Client Information</text:span></text:p>
            <text:p text:style-name="P2"><text:span text:style-name="T1">Firstname,Lastname,AddrLine1,AddrLine2,AddrLine3,AddrLine4,Email,JobType,ContactNumber</text:span></text:p>
          </draw:text-box>
        </draw:frame>
        <draw:g>
          <draw:custom-shape draw:style-name="gr1" draw:text-style-name="P3" draw:layer="layout" svg:width="3.256cm" svg:height="3.4cm" svg:x="11.2cm" svg:y="20.4cm">
            <text:p text:style-name="P1"><text:span text:style-name="T2">Client Table </text:span></text:p>
            <text:p text:style-name="P1"><text:span text:style-name="T2">in Database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4.456cm" svg:y1="20.4cm" svg:x2="19.4cm" svg:y2="20.4cm">
            <text:p/>
          </draw:line>
          <draw:line draw:style-name="gr4" draw:text-style-name="P1" draw:layer="layout" svg:x1="14.456cm" svg:y1="23.8cm" svg:x2="19.4cm" svg:y2="23.8cm">
            <text:p/>
          </draw:line>
        </draw:g>
        <draw:custom-shape draw:style-name="gr1" draw:text-style-name="P1" draw:layer="layout" svg:width="4.1cm" svg:height="4.9cm" svg:x="3.3cm" svg:y="10.1cm">
          <text:p text:style-name="P1">Client Info</text:p>
          <text:p text:style-name="P1">Typed into </text:p>
          <text:p text:style-name="P1">Application</text:p>
          <text:p text:style-name="P1">For entry into</text:p>
          <text:p text:style-name="P1">databas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2" draw:layer="layout" svg:width="5.9cm" svg:height="2.621cm" draw:transform="rotate (0.011693705988362) translate (8.47cm 8.469cm)">
          <draw:text-box>
            <text:p text:style-name="P2"><text:span text:style-name="T1">Client Information</text:span></text:p>
            <text:p text:style-name="P2"><text:span text:style-name="T1">Firstname,Lastname,AddrLine1,AddrLine2,AddrLine3,AddrLine4,Email,JobType,ContactNumber</text:span></text:p>
          </draw:text-box>
        </draw:frame>
        <draw:line draw:style-name="gr2" draw:text-style-name="P1" draw:layer="layout" svg:x1="16.7cm" svg:y1="8.4cm" svg:x2="2.5cm" svg:y2="8.4cm">
          <text:p/>
        </draw:line>
        <draw:line draw:style-name="gr2" draw:text-style-name="P1" draw:layer="layout" svg:x1="16.8cm" svg:y1="6.2cm" svg:x2="16.8cm" svg:y2="8.3cm">
          <text:p/>
        </draw:line>
        <draw:line draw:style-name="gr2" draw:text-style-name="P1" draw:layer="layout" svg:x1="1.8cm" svg:y1="8.4cm" svg:x2="1.8cm" svg:y2="12.7cm">
          <text:p/>
        </draw:line>
        <draw:line draw:style-name="gr2" draw:text-style-name="P1" draw:layer="layout" svg:x1="2.1cm" svg:y1="12.8cm" svg:x2="2.8cm" svg:y2="12.8cm">
          <text:p/>
        </draw:line>
        <draw:line draw:style-name="gr2" draw:text-style-name="P1" draw:layer="layout" svg:x1="7.7cm" svg:y1="12.9cm" svg:x2="9.5cm" svg:y2="12.9cm">
          <text:p/>
        </draw:line>
        <draw:line draw:style-name="gr2" draw:text-style-name="P1" draw:layer="layout" svg:x1="9.7cm" svg:y1="12.9cm" svg:x2="9.7cm" svg:y2="22.3cm">
          <text:p/>
        </draw:line>
        <draw:line draw:style-name="gr2" draw:text-style-name="P1" draw:layer="layout" svg:x1="9.7cm" svg:y1="22.5cm" svg:x2="11.1cm" svg:y2="22.5cm">
          <text:p/>
        </draw:line>
        <draw:frame draw:style-name="gr5" draw:text-style-name="P2" draw:layer="layout" svg:width="6.703cm" svg:height="1.8cm" draw:transform="rotate (-1.57201805727129) translate (11.5cm 13.402cm)">
          <draw:text-box>
            <text:p text:style-name="P2"><text:span text:style-name="T1">Validated Client Information – Firstname,Lastname,Address,PhoneNumber,Email</text:span></text:p>
          </draw:text-box>
        </draw:frame>
        <draw:custom-shape draw:style-name="gr1" draw:text-style-name="P1" draw:layer="layout" svg:width="5.3cm" svg:height="4.6cm" svg:x="36.699cm" svg:y="1.7cm">
          <text:p text:style-name="P1"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57:27.981000000</meta:creation-date>
    <dc:date>2014-10-02T13:18:12.937000000</dc:date>
    <meta:editing-duration>PT13M49S</meta:editing-duration>
    <meta:editing-cycles>11</meta:editing-cycles>
    <meta:generator>LibreOffice/4.2.5.2$Windows_x86 LibreOffice_project/61cb170a04bb1f12e77c884eab9192be736ec5f5</meta:generator>
    <meta:document-statistic meta:object-count="19"/>
  </office:meta>
</office:document-meta>
</file>